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3.6cm" fo:margin-right="0cm" text:enable-numbering="true" fo:text-indent="-0.6cm"/>
    </style:style>
    <style:style style:name="P12" style:family="paragraph">
      <style:paragraph-properties fo:margin-left="1.2cm" fo:margin-right="0cm" text:enable-numbering="true" fo:text-indent="-0.9cm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ccccff" fo:font-size="20pt" fo:font-weight="bold"/>
    </style:style>
    <style:style style:name="T5" style:family="text">
      <style:text-properties fo:color="#23ff23"/>
    </style:style>
    <style:style style:name="T6" style:family="text">
      <style:text-properties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7" style:family="text">
      <style:text-properties fo:color="#ff8080"/>
    </style:style>
    <style:style style:name="T8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9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0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9.0-9.6</presentation:footer-decl>
      <presentation:footer-decl presentation:name="ftr2">CMPTxxxx</presentation:footer-decl>
      <presentation:date-time-decl presentation:name="dtd1" presentation:source="fixed">20 Oct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9.0-9.6: Set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0 Oct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HW07</text:span><text:span text:style-name="T2"> due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onybrook M2 environment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The <text:span text:style-name="T3">Stonybrook</text:span> M2 software is installed on TWU lab PCs (Start-&gt;Programs-&gt;Computing)</text:p>
              </text:list-item>
            </text:list>
            <text:list text:style-name="L4">
              <text:list-item>
                <text:p text:style-name="P5">Stonybrook <text:span text:style-name="T3">orientation</text:span>:<text:span text:style-name="T4"> </text:span><text:span text:style-name="T4"><text:a xlink:href="http://twu.seanho.com/05fall/cmpt14x/stonybrook/">http://twu.seanho.com/05fall/cmpt14x/stonybrook/</text:a></text:span></text:p>
              </text:list-item>
            </text:list>
            <text:list text:style-name="L4">
              <text:list-item>
                <text:p text:style-name="P5">Start with an empty <text:span text:style-name="T3">project</text:span> file:<text:span text:style-name="T4"> </text:span><text:span text:style-name="T4"><text:a xlink:href="http://twu.seanho.com/05fall/cmpt14x/stonybrook/M2Project.sbp">http://twu.seanho.com/05fall/cmpt14x/stonybrook/M2Project.sbp</text:a></text:span></text:p>
              </text:list-item>
            </text:list>
            <text:list text:style-name="L4">
              <text:list-item>
                <text:p text:style-name="P5">You can have <text:span text:style-name="T3">multiple</text:span> programs and libraries in one project; all <text:span text:style-name="T3">modules</text:span> in the same project can <text:span text:style-name="T3">import</text:span> from one another</text:p>
              </text:list-item>
            </text:list>
            <text:list text:style-name="L4">
              <text:list-item>
                <text:p text:style-name="P5">Create a new <text:span text:style-name="T3">program module</text:span> in this project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File</text:span>-&gt;<text:span text:style-name="T5">New Module</text:span>: <text:span text:style-name="T5">Program</text:span> module typ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Addendum: Seeding with time(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A common way to <text:span text:style-name="T3">seed</text:span> a pseudorandom number generator is to use the current <text:span text:style-name="T3">time</text:span> in second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import time, rando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random.seed(time.time()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random.random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9.0-9.6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Set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embershi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Un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ntersec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iffere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ymmetric difference</text:span></text:p>
                  </text:list-item>
                </text:list>
              </text:list-item>
            </text:list>
            <text:list text:style-name="L4">
              <text:list-item>
                <text:p text:style-name="P5">Implementing sets in <text:span text:style-name="T3">Python</text:span></text:p>
              </text:list-item>
            </text:list>
            <text:list text:style-name="L4">
              <text:list-item>
                <text:p text:style-name="P5"><text:span text:style-name="T3">Bitse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et operations</text:p>
          </draw:text-box>
        </draw:frame>
        <draw:frame presentation:style-name="pr5" draw:text-style-name="P5" draw:layer="layout" svg:width="25.199cm" svg:height="14.737cm" svg:x="1.4cm" svg:y="4.507cm" presentation:class="outline" presentation:user-transformed="true">
          <draw:text-box>
            <text:list text:style-name="L4">
              <text:list-item>
                <text:p text:style-name="P5">A <text:span text:style-name="T3">set</text:span> is an <text:span text:style-name="T3">unordered</text:span> collection of items</text:p>
              </text:list-item>
            </text:list>
            <text:list text:style-name="L4">
              <text:list-item>
                <text:p text:style-name="P5">Set <text:span text:style-name="T3">membership</text:span>: test if an item is in the set</text:p>
              </text:list-item>
            </text:list>
            <text:list text:style-name="L4">
              <text:list-item>
                <text:p text:style-name="P5">Set <text:span text:style-name="T3">union</text:span>: A <text:span text:style-name="T6">⋃ B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Anything that's in either A or B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Set <text:span text:style-name="T3">intersection</text:span>: A <text:span text:style-name="T6">⋂</text:span> B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Those items which are in both A and B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Set <text:span text:style-name="T3">difference</text:span>: A – B (or A \ B)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Those in A but not in B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Set <text:span text:style-name="T3">symmetric</text:span> difference: A ^ B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Those in exactly one of A or 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ets in Python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Python doesn't have a special type for <text:span text:style-name="T3">sets</text:span><text:line-break/>(M2 does), but <text:span text:style-name="T3">sequences</text:span> can be used like set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bagOfApples = [ 'Fuji', 'Gala', 'Red Delicious'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Add</text:span> an apple to the bag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bagOfApples += [ 'Rome'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(What would happen if you left out the <text:span text:style-name="T3">brackets</text:span>?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Is this the same as set <text:span text:style-name="T3">union</text:span>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Check</text:span> if an apple is <text:span text:style-name="T3">in</text:span> the bag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if 'Fuji' in bagofApples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How to <text:span text:style-name="T3">remove</text:span> an apple from the bag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itsets</text:p>
          </draw:text-box>
        </draw:frame>
        <draw:frame presentation:style-name="pr5" draw:text-style-name="P12" draw:layer="layout" svg:width="25.199cm" svg:height="14.267cm" svg:x="1.4cm" svg:y="4.507cm" presentation:class="outline">
          <draw:text-box>
            <text:list text:style-name="L4">
              <text:list-item>
                <text:p text:style-name="P12">Another way to use sets in Python is to use the <text:span text:style-name="T3">binary</text:span> form of an integer to represent <text:span text:style-name="T3">flags</text:span>:</text:p>
              </text:list-item>
            </text:list>
            <text:list text:style-name="L4">
              <text:list-item>
                <text:list>
                  <text:list-item>
                    <text:p text:style-name="P10">e.g., file permiss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readFlag = 1 &lt;&lt; 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writeFlag = 1 &lt;&lt;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execFlag = 1 &lt;&lt;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myPerms = readFlag </text:span><text:span text:style-name="T3">|</text:span><text:span text:style-name="T5"> writeFlag</text:span><text:span text:style-name="T5"><text:tab/></text:span><text:span text:style-name="T7"># both read/writ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if myPerms </text:span><text:span text:style-name="T3">&amp;</text:span><text:span text:style-name="T5"> readFlag:</text:span><text:tab/><text:tab/><text:tab/><text:tab/><text:span text:style-name="T7"># have read per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myPerms is called a <text:span text:style-name="T3">bitset</text:span>: it is a compact way of representing a <text:span text:style-name="T3">se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§9.0-9.6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Set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embershi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Un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ntersec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iffere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ymmetric difference</text:span></text:p>
                  </text:list-item>
                </text:list>
              </text:list-item>
            </text:list>
            <text:list text:style-name="L4">
              <text:list-item>
                <text:p text:style-name="P5">Implementing sets in <text:span text:style-name="T3">Python</text:span></text:p>
              </text:list-item>
            </text:list>
            <text:list text:style-name="L4">
              <text:list-item>
                <text:p text:style-name="P5"><text:span text:style-name="T3">Bitse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8">Lab06</text:span><text:span text:style-name="T9"> due next week: ch7 choose on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#22: word searc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#32: pseudorandom plo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#37: matrix libra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#43: secure encryption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8">Quiz06</text:span><text:span text:style-name="T9"> (ch7-8) next Mon</text:span></text:p>
              </text:list-item>
            </text:list>
            <text:list text:style-name="L4">
              <text:list-item>
                <text:p text:style-name="P5"><text:span text:style-name="T9">CMPT140 </text:span><text:span text:style-name="T10">Final</text:span><text:span text:style-name="T9"> ch1-8 next week: W-Th 25-26Oc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ean Ho</meta:initial-creator>
    <meta:creation-date>2006-10-20T13:21:37</meta:creation-date>
    <dc:creator>Sean Ho</dc:creator>
    <dc:date>2006-10-20T14:31:23</dc:date>
    <dc:language>en-US</dc:language>
    <meta:editing-cycles>5</meta:editing-cycles>
    <meta:editing-duration>PT1H6M42S</meta:editing-duration>
    <meta:template xlink:type="simple" xlink:actuate="onRequest" xlink:role="template" xlink:href="../../../../../../Application%20Data/OpenOffice.org2/user/template/Sample%20Lecture.otp" xlink:title="Sample Lecture" meta:date="2006-10-20T13:21:37"/>
    <meta:user-defined meta:name="Info 1"/>
    <meta:user-defined meta:name="Info 2"/>
    <meta:user-defined meta:name="Info 3"/>
    <meta:user-defined meta:name="Info 4"/>
    <meta:document-statistic meta:object-count="194"/>
  </office:meta>
</office:document-meta>
</file>